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1.997cm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fo:min-height="10.2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T1" style:family="text">
      <style:text-properties fo:font-size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0.999cm" svg:y="0.626cm" presentation:class="title">
          <draw:text-box>
            <text:p>Projekt rt21</text:p>
          </draw:text-box>
        </draw:frame>
        <draw:frame presentation:style-name="pr2" draw:text-style-name="P3" draw:layer="layout" svg:width="26cm" svg:height="10.5cm" svg:x="0.999cm" svg:y="4.123cm">
          <draw:text-box>
            <text:p text:style-name="P2"><text:span text:style-name="T1">David Slatinek</text:span></text:p>
            <text:p text:style-name="P2"><text:span text:style-name="T1">Marcel Iskrač</text:span></text:p>
            <text:p text:style-name="P2"><text:span text:style-name="T1">Marko Hirš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0.999cm" svg:y="0.626cm" presentation:class="title" presentation:user-transformed="true">
          <draw:text-box>
            <text:p>Vzpostavitev strežnika</text:p>
          </draw:text-box>
        </draw:frame>
        <draw:frame presentation:style-name="pr5" draw:text-style-name="P1" draw:layer="layout" svg:width="26cm" svg:height="10.5cm" svg:x="0.999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1.997cm" svg:x="0.999cm" svg:y="0.626cm" presentation:class="title">
          <draw:text-box>
            <text:p text:style-name="P1">Izdelava podatkovne baze</text:p>
          </draw:text-box>
        </draw:frame>
        <draw:frame presentation:style-name="pr7" draw:layer="layout" svg:width="26cm" svg:height="10.5cm" svg:x="0.999cm" svg:y="4.1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0.999cm" svg:y="0.626cm" presentation:class="title" presentation:user-transformed="true">
          <draw:text-box>
            <text:p>Izdelava API-ja</text:p>
          </draw:text-box>
        </draw:frame>
        <draw:frame presentation:style-name="pr7" draw:layer="layout" svg:width="26cm" svg:height="10.5cm" svg:x="0.999cm" svg:y="4.1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0.999cm" svg:y="0.626cm" presentation:class="title">
          <draw:text-box>
            <text:p>Izdelava Android aplikacije</text:p>
          </draw:text-box>
        </draw:frame>
        <draw:frame presentation:style-name="pr7" draw:layer="layout" svg:width="26cm" svg:height="10.5cm" svg:x="0.999cm" svg:y="4.1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0.999cm" svg:y="0.626cm" presentation:class="title">
          <draw:text-box>
            <text:p>Izdelava spletne strani</text:p>
          </draw:text-box>
        </draw:frame>
        <draw:frame presentation:style-name="pr7" draw:layer="layout" svg:width="26cm" svg:height="10.5cm" svg:x="0.999cm" svg:y="4.12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8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1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626cm" presentation:class="title" presentation:placeholder="true">
        <draw:text-box/>
      </draw:frame>
      <draw:frame presentation:style-name="Midnightblue-outline1" draw:layer="backgroundobjects" svg:width="26cm" svg:height="10.5cm" svg:x="0.999cm" svg:y="4.123cm" presentation:class="outline" presentation:placeholder="true">
        <draw:text-box/>
      </draw:frame>
      <draw:frame presentation:style-name="Mpr3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3" draw:layer="backgroundobjects" svg:width="28cm" svg:height="10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0.999cm" svg:y="7.875cm" presentation:class="title" presentation:placeholder="true">
        <draw:text-box/>
      </draw:frame>
      <draw:frame presentation:style-name="Midnightblue1-outline1" draw:layer="backgroundobjects" svg:width="26cm" svg:height="4.125cm" svg:x="0.999cm" svg:y="10.873cm" presentation:class="outline" presentation:placeholder="true">
        <draw:text-box/>
      </draw:frame>
      <draw:frame presentation:style-name="Mpr6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7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49cm">
        <text:p/>
        <draw:enhanced-geometry svg:viewBox="0 0 21600 21600" draw:glue-points="10800 0 0 10800 10800 21600 21600 10800 ?f40 ?f41" draw:text-areas="0 0 21600 21600" draw:type="rectangular-callout" draw:modifiers="1565.88815084637 47276.4806703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5.625cm" presentation:class="title" presentation:placeholder="true">
        <draw:text-box/>
      </draw:frame>
      <draw:frame presentation:style-name="Midnightblue2-outline1" draw:layer="backgroundobjects" svg:width="17.5cm" svg:height="4.5cm" svg:x="9.499cm" svg:y="10.498cm" presentation:class="outline" presentation:placeholder="true">
        <draw:text-box/>
      </draw:frame>
      <draw:frame presentation:style-name="Mpr10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10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11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2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3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20:48.795023012</meta:creation-date>
    <meta:editing-duration>PT11M37S</meta:editing-duration>
    <meta:editing-cycles>12</meta:editing-cycles>
    <meta:generator>LibreOffice/6.4.7.2$Linux_X86_64 LibreOffice_project/40$Build-2</meta:generator>
    <dc:title>Midnightblue</dc:title>
    <dc:date>2021-05-04T14:04:41.772366559</dc:date>
    <meta:document-statistic meta:object-count="70"/>
  </office:meta>
</office:document-meta>
</file>